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fo:color="#000000" style:font-name="Arial" fo:font-size="10pt" fo:language="en" fo:country="none" style:font-name-asian="Times New Roman" style:font-size-asian="10pt" style:font-name-complex="Arial2" style:font-size-complex="10pt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fo:color="#000000" style:font-name="Arial" fo:font-size="10pt" fo:language="en" fo:country="none" style:font-name-asian="Times New Roman" style:font-size-asian="10pt" style:font-name-complex="Arial2" style:font-size-complex="10pt"/>
    </style:style>
    <style:style style:name="P3" style:family="paragraph" style:parent-style-name="List_20_Paragraph" style:list-style-name="WWNum1">
      <style:text-properties fo:color="#000000" style:font-name="Arial" fo:font-size="10pt" fo:language="en" fo:country="none" style:font-name-asian="Times New Roman" style:font-size-asian="10pt" style:font-name-complex="Arial2" style:font-size-complex="10pt"/>
    </style:style>
    <style:style style:name="P4" style:family="paragraph" style:parent-style-name="List_20_Paragraph" style:list-style-name="WWNum1" style:master-page-name="Standard">
      <style:paragraph-properties fo:margin-top="0cm" fo:margin-bottom="0cm" fo:line-height="100%" style:page-number="auto"/>
      <style:text-properties fo:color="#000000" style:font-name="Arial" fo:font-size="10pt" fo:language="en" fo:country="none" style:font-name-asian="Times New Roman" style:font-size-asian="10pt" style:font-name-complex="Arial2" style:font-size-complex="10pt"/>
    </style:style>
    <style:style style:name="P5" style:family="paragraph" style:parent-style-name="List_20_Paragraph" style:list-style-name="WWNum1">
      <style:paragraph-properties fo:margin-top="0cm" fo:margin-bottom="0cm" fo:line-height="100%"/>
      <style:text-properties fo:color="#000000" style:font-name="Arial" fo:font-size="10pt" fo:language="en" fo:country="none" style:font-name-asian="Times New Roman" style:font-size-asian="10pt" style:font-name-complex="Arial2" style:font-size-complex="10pt"/>
    </style:style>
    <style:style style:name="P6" style:family="paragraph" style:parent-style-name="List_20_Paragraph" style:list-style-name="WWNum1">
      <style:paragraph-properties fo:margin-top="0cm" fo:margin-bottom="0cm" fo:line-height="100%"/>
    </style:style>
    <style:style style:name="T1" style:family="text">
      <style:text-properties fo:color="#000000" style:font-name="Arial" fo:font-size="10pt" fo:language="en" fo:country="none" style:font-name-asian="Times New Roman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9806806935779918" text:style-name="WWNum1">
        <text:list-item>
          <text:p text:style-name="P4">Write a query to list all the employees who are working as clerk=&gt; select * from emp where job='clerk';</text:p>
        </text:list-item>
      </text:list>
      <text:p text:style-name="P1"/>
      <text:list xml:id="list42286145" text:continue-numbering="true" text:style-name="WWNum1">
        <text:list-item>
          <text:p text:style-name="P3">Write a query to list the employees who are working as clerks or managers=&gt;select * from emp where job='clerk'or job='manager';select * from emp where job in('clerk','manager');</text:p>
        </text:list-item>
        <text:list-item>
          <text:p text:style-name="P3">Write a query to get the current date=&gt; select to_char(sysdate,'mm/dd/yy')from dual;</text:p>
        </text:list-item>
        <text:list-item>
          <text:p text:style-name="P3">Write a query to list the employees whose salaries are within the range of 500 and 1000=&gt; select * from table name where conditon between lower_value and upper_value </text:p>
        </text:list-item>
        <text:list-item>
          <text:p text:style-name="P3">Write a query to list the employees who have joined in the month of December =&gt;select * from emp where extract(month from hiredate)in(12);=&gt;select * from emp where to_char(hiredate,'mon')='dec';</text:p>
        </text:list-item>
        <text:list-item>
          <text:p text:style-name="P3">Write a query to list the employees whose salaries are not within <text:s/>the range of 1000 and 2500=&gt;select * from emp where sal not between 1000 and 2500;</text:p>
        </text:list-item>
        <text:list-item>
          <text:p text:style-name="P3">Write a query who are getting 800, 950, 3000,5000=&gt; select * from emp where sal in(800,950,3000,5000);</text:p>
        </text:list-item>
        <text:list-item>
          <text:p text:style-name="P5">To list all the employees whose names are having ‘L’ as second character =&gt;select * from emp where ename like '_l%';</text:p>
        </text:list-item>
        <text:list-item>
          <text:p text:style-name="P5">To list all the employees whose names are having ‘D’ as last character=&gt;select * from emp where ename like '%d'; </text:p>
        </text:list-item>
        <text:list-item>
          <text:p text:style-name="P5">To list all the employees whose names are having just 5 characters as length? =&gt;select * from emp where length(ename)=5;=&gt;select * from emp where ename like '_____';</text:p>
        </text:list-item>
        <text:list-item>
          <text:p text:style-name="P5">To list all the employees whose names are starting with ‘T’ and ending with ‘R’ =&gt; select * from emp where ename like 'T%R';</text:p>
        </text:list-item>
        <text:list-item>
          <text:p text:style-name="P3">Display those employees who's name contains "A"?=&gt;select * from emp where ename like'%a%';</text:p>
        </text:list-item>
        <text:list-item>
          <text:p text:style-name="P5">Display those employee who joined the company before 19th of the month?=&gt;select * from emp where to_char(hiredate,'dd')&lt;'19';</text:p>
        </text:list-item>
        <text:list-item>
          <text:p text:style-name="P5">What is the employee number of 'James' ==&gt; select empid from emp where ename='james';</text:p>
        </text:list-item>
        <text:list-item>
          <text:p text:style-name="P5">What is the salary of 'king'?==&gt;select sal from emp where ename='king';</text:p>
        </text:list-item>
        <text:list-item>
          <text:p text:style-name="P5">Who is the President for organization?=&gt;select ename from emp where job='president';</text:p>
        </text:list-item>
        <text:list-item>
          <text:p text:style-name="P5"><text:s/>List all details of all the managers?=&gt;select * from emp where job='manager';</text:p>
        </text:list-item>
        <text:list-item>
          <text:p text:style-name="P6"><text:span text:style-name="T1">Give employee</text:span><text:bookmark text:name="_GoBack"/><text:span text:style-name="T1"> details for employees drawing commission?=&gt;select * from emp where comm &lt;&gt;0;</text:span></text:p>
        </text:list-item>
        <text:list-item>
          <text:p text:style-name="P5">List employees who joined before april-1981?=&gt;select * from emp where extract(year from hiredate)&lt;1981;</text:p>
        </text:list-item>
        <text:list-item>
          <text:p text:style-name="P5">What is the salary of following: =&gt;select sal from emp where ename in ('king','blake','ford');</text:p>
        </text:list-item>
        <text:list-item>
          <text:p text:style-name="P5">King, Blake, Ford, Smith</text:p>
        </text:list-item>
        <text:list-item>
          <text:p text:style-name="P5">Who is drawing salary less than 3500=&gt;select * from emp where sal&lt;3500;</text:p>
        </text:list-item>
        <text:list-item>
          <text:p text:style-name="P5">List the details of all the clerks=&gt;select * from emp where job='clerk';</text:p>
        </text:list-item>
        <text:list-item>
          <text:p text:style-name="P5">what is the annual salary for each the employees=&gt;select ename,sum(12*sal) from emp group by ename;=&gt;select ename,sum(12*sal) as anualsal from emp group by ename;</text:p>
        </text:list-item>
        <text:list-item>
          <text:p text:style-name="P5">if there is a hike in monthly salary by 20% for ford, what will be his annual Salary=&gt; select ename,((sal*20)/100)*12 as anualsal from emp where ename ='ford';</text:p>
        </text:list-item>
        <text:list-item>
          <text:p text:style-name="P5">What is the total salary for each department=&gt;select deptno,sum(sal) from emp group by deptno order by deptno asc;</text:p>
        </text:list-item>
        <text:list-item>
          <text:p text:style-name="P5">Who is drawing the lowest salary in dept 10=&gt;select * from emp where sal=(select min(sal) from emp);</text:p>
        </text:list-item>
        <text:list-item>
          <text:p text:style-name="P5">What is the average salary for Managers=&gt;select avg(sal) from emp where job='manager';</text:p>
        </text:list-item>
        <text:list-item>
          <text:p text:style-name="P5">What is the total salary for salesman=&gt;select job,sum(sal) from emp <text:s text:c="2"/>group by job order by job asc;</text:p>
        </text:list-item>
        <text:list-item>
          <text:p text:style-name="P5">Which department is having the lowest average salary?=&gt;select deptno,min(sal) from emp group by deptno order by deptno asc;</text:p>
        </text:list-item>
        <text:list-item>
          <text:p text:style-name="P5"><text:soft-page-break/>How many persons are in each role=&gt;select count(job) as noofroles,job as jobroles from emp group by job;</text:p>
        </text:list-item>
        <text:list-item>
          <text:p text:style-name="P5">What is the highest salary among analyst=&gt;select max(sal) from emp where job='analyst';</text:p>
        </text:list-item>
        <text:list-item>
          <text:p text:style-name="P5">What is the highest commission paid=&gt; select ceil(max(comm)) from emp;</text:p>
        </text:list-item>
        <text:list-item>
          <text:p text:style-name="P5">How many departments are there=&gt;select count(distinct deptno) from table name;</text:p>
        </text:list-item>
        <text:list-item>
          <text:p text:style-name="P5">List the names in which 3rd  character is L=&gt; select * from emp where ename like'__L%';</text:p>
        </text:list-item>
      </text:list>
      <text:p text:style-name="P2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fo:language="en" fo:country="US" style:font-name-asian="Calibri1" style:font-name-complex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yashree R.</meta:initial-creator>
    <dc:creator>miryala rohith</dc:creator>
    <meta:editing-cycles>4</meta:editing-cycles>
    <meta:creation-date>2021-07-01T08:57:00</meta:creation-date>
    <dc:date>2021-12-15T22:06:18.27</dc:date>
    <meta:editing-duration>PT20M14S</meta:editing-duration>
    <meta:generator>OpenOffice/4.1.8$Win32 OpenOffice.org_project/418m3$Build-9803</meta:generator>
    <meta:document-statistic meta:table-count="0" meta:image-count="0" meta:object-count="0" meta:page-count="2" meta:paragraph-count="36" meta:word-count="626" meta:character-count="38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